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71bdf" officeooo:paragraph-rsid="00071bdf" fo:background-color="#ffff00"/>
    </style:style>
    <style:style style:name="P2" style:family="paragraph" style:parent-style-name="Standard">
      <style:text-properties officeooo:rsid="00071bdf" officeooo:paragraph-rsid="0008f9ed" fo:background-color="#ffff00"/>
    </style:style>
    <style:style style:name="P3" style:family="paragraph" style:parent-style-name="Standard">
      <style:text-properties officeooo:rsid="0008f9ed" officeooo:paragraph-rsid="0008f9ed" fo:background-color="#ffff00"/>
    </style:style>
    <style:style style:name="P4" style:family="paragraph" style:parent-style-name="Standard">
      <style:text-properties officeooo:rsid="000a98ab" officeooo:paragraph-rsid="000a98ab"/>
    </style:style>
    <style:style style:name="P5" style:family="paragraph" style:parent-style-name="Text_20_body">
      <style:text-properties officeooo:rsid="000a98ab"/>
    </style:style>
    <style:style style:name="P6" style:family="paragraph" style:parent-style-name="Standard" style:list-style-name="L1">
      <style:text-properties officeooo:rsid="000c743a" officeooo:paragraph-rsid="000c743a"/>
    </style:style>
    <style:style style:name="P7" style:family="paragraph" style:parent-style-name="Standard">
      <style:text-properties officeooo:rsid="000c743a" officeooo:paragraph-rsid="000c743a"/>
    </style:style>
    <style:style style:name="P8" style:family="paragraph" style:parent-style-name="Text_20_body" style:list-style-name="L2">
      <style:text-properties officeooo:rsid="000c743a"/>
    </style:style>
    <style:style style:name="P9" style:family="paragraph" style:parent-style-name="Text_20_body" style:list-style-name="L2">
      <style:text-properties fo:font-size="12pt" fo:font-weight="normal" officeooo:rsid="000c743a" style:font-size-asian="12pt" style:font-weight-asian="normal" style:font-size-complex="12pt" style:font-weight-complex="normal"/>
    </style:style>
    <style:style style:name="P10" style:family="paragraph" style:parent-style-name="Horizontal_20_Line">
      <style:text-properties fo:font-size="12pt" fo:font-weight="normal" officeooo:rsid="000c743a" style:font-size-asian="12pt" style:font-weight-asian="normal" style:font-size-complex="12pt" style:font-weight-complex="normal"/>
    </style:style>
    <style:style style:name="P11" style:family="paragraph" style:parent-style-name="Heading_20_3">
      <style:text-properties fo:font-size="12pt" fo:font-weight="normal" officeooo:rsid="000c743a" style:font-size-asian="12pt" style:font-weight-asian="normal" style:font-size-complex="12pt" style:font-weight-complex="normal"/>
    </style:style>
    <style:style style:name="P12" style:family="paragraph" style:parent-style-name="Text_20_body">
      <style:text-properties officeooo:rsid="000c743a"/>
    </style:style>
    <style:style style:name="P13" style:family="paragraph" style:parent-style-name="Standard">
      <style:text-properties fo:font-size="12pt" fo:font-weight="normal" officeooo:rsid="000c743a" officeooo:paragraph-rsid="000c743a" style:font-size-asian="12pt" style:font-weight-asian="normal" style:font-size-complex="12pt" style:font-weight-complex="normal"/>
    </style:style>
    <style:style style:name="P14" style:family="paragraph" style:parent-style-name="Standard" style:list-style-name="L3">
      <style:text-properties officeooo:rsid="000dfcc7" officeooo:paragraph-rsid="000dfcc7"/>
    </style:style>
    <style:style style:name="P15" style:family="paragraph" style:parent-style-name="Standard" style:list-style-name="L3">
      <style:text-properties officeooo:rsid="000c743a" officeooo:paragraph-rsid="000c743a"/>
    </style:style>
    <style:style style:name="P16" style:family="paragraph" style:parent-style-name="Standard" style:list-style-name="L4">
      <style:text-properties officeooo:rsid="000c743a" officeooo:paragraph-rsid="000c743a"/>
    </style:style>
    <style:style style:name="P17" style:family="paragraph" style:parent-style-name="Standard" style:list-style-name="L5">
      <style:text-properties officeooo:rsid="000c743a" officeooo:paragraph-rsid="000dfcc7"/>
    </style:style>
    <style:style style:name="P18" style:family="paragraph" style:parent-style-name="Standard" style:list-style-name="L5">
      <style:text-properties officeooo:rsid="000c743a" officeooo:paragraph-rsid="000c743a"/>
    </style:style>
    <style:style style:name="P19" style:family="paragraph" style:parent-style-name="Standard" style:list-style-name="L6">
      <style:text-properties officeooo:rsid="000c743a" officeooo:paragraph-rsid="000c743a"/>
    </style:style>
    <style:style style:name="P20" style:family="paragraph" style:parent-style-name="Standard" style:list-style-name="L7">
      <style:text-properties officeooo:rsid="000c743a" officeooo:paragraph-rsid="000c743a"/>
    </style:style>
    <style:style style:name="P21" style:family="paragraph" style:parent-style-name="Standard" style:list-style-name="L7">
      <style:text-properties officeooo:rsid="000dfcc7" officeooo:paragraph-rsid="000dfcc7"/>
    </style:style>
    <style:style style:name="P22" style:family="paragraph" style:parent-style-name="Standard">
      <style:text-properties officeooo:rsid="000dfcc7" officeooo:paragraph-rsid="000dfcc7"/>
    </style:style>
    <style:style style:name="P23" style:family="paragraph" style:parent-style-name="Standard">
      <style:text-properties officeooo:rsid="001495d0" officeooo:paragraph-rsid="001495d0"/>
    </style:style>
    <style:style style:name="P24" style:family="paragraph" style:parent-style-name="Heading_20_2">
      <style:text-properties officeooo:rsid="001495d0" officeooo:paragraph-rsid="001495d0"/>
    </style:style>
    <style:style style:name="P25" style:family="paragraph" style:parent-style-name="Text_20_body" style:list-style-name="L8">
      <style:text-properties officeooo:rsid="001495d0"/>
    </style:style>
    <style:style style:name="T1" style:family="text">
      <style:text-properties officeooo:rsid="0008f9ed"/>
    </style:style>
    <style:style style:name="T2" style:family="text">
      <style:text-properties officeooo:rsid="000a98ab"/>
    </style:style>
    <style:style style:name="T3" style:family="text">
      <style:text-properties fo:background-color="#ffff00" loext:char-shading-value="0"/>
    </style:style>
    <style:style style:name="T4" style:family="text">
      <style:text-properties fo:font-size="12pt" fo:font-weight="normal" style:font-size-asian="12pt" style:font-weight-asian="normal" style:font-size-complex="12pt" style:font-weight-complex="normal"/>
    </style:style>
    <style:style style:name="T5" style:family="text">
      <style:text-properties officeooo:rsid="000dfcc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fantasy league is a game where participants act as managers of virtual sports teams, drafting real professional athletes to form their squads and earning points based on those players’ actual performance in real-life games. Th squad which accumulate the most points wins the fantasy league.</text:p>
      <text:p text:style-name="P1">There are different platforms which run the fantasy leagues for a specific sport such as Football, Basketball, Baseball, Cricket and so on with Fantasy Premier Leagure being most popular. Fantasy league provides a new flavor and excitemnt for the match happening in the real league. It creates engagement and anticipation for the match. </text:p>
      <text:p text:style-name="P1"/>
      <text:p text:style-name="P2">The Nepal Premier League (NPL) is a professional Twenty20 cricket league in Nepal, organized by Cricket Association of Nepal. Founded in 2024, the league features eight franchise teams based on provinces or major cities. <text:span text:style-name="T1">The NPL provided cricket enthusiast in Nepal with excitement and happiness creating a large audinece within the last two seasons. During the tournament, between November and December, Nepalese cricket fans are engaged in NPL related disccussion. So, Creating a Fantasy League for NPL make NPL more popular and busy.</text:span></text:p>
      <text:p text:style-name="P3"/>
      <text:p text:style-name="P3"><text:s/>The NPL Fantasy League will be built on platform which provide visually pleasing UI. <text:s/>User can Sign In and LogIn to the web application. User will be provided <text:span text:style-name="T2">options to choose a specific match for building fantasy squad. To build a squad, the user must select his/her players from both teams <text:s/>including player of different positions. User must stay on cost limit as each players cost is set according to his auction value. After the game ends, user earns points based on the real-life performance of user’s selected squad.</text:span></text:p>
      <text:p text:style-name="P3"/>
      <text:p text:style-name="P4"><text:span text:style-name="T3">The plaform will be using React for forntend to create dynamic and interactive interface. Django will be used to build well structured backend. All the data need for this platform will be stored on relational database built on posstgreSQL database.<text:line-break/></text:span><text:line-break/></text:p>
      <text:h text:style-name="Heading_20_1" text:outline-level="1">INTRODUCTION</text:h>
      <text:p text:style-name="P5">A fantasy league is an online game in which participants act as managers of virtual sports teams. Users draft real professional athletes to form their squads and earn points based on the players’ actual performances in real-life matches. The team that accumulates the highest total points wins the fantasy league. Fantasy leagues are available across various sports such as football, basketball, baseball, and cricket, with Fantasy Premier League being one of the most popular platforms. These leagues enhance viewer engagement by adding excitement, anticipation, and strategic involvement to live sporting events.</text:p>
      <text:p text:style-name="P5">The Nepal Premier League (NPL) is a professional Twenty20 cricket league in Nepal, organized by the Cricket Association of Nepal. Established in 2024, the league features eight franchise teams representing provinces or major cities. Within just two seasons, NPL has attracted a large audience and generated significant enthusiasm among cricket fans nationwide. During the tournament period from November to December, Nepalese cricket fans actively engage in NPL-related discussions. Introducing a fantasy league for NPL will further increase fan engagement, popularity, and overall interaction with the tournament.</text:p>
      <text:p text:style-name="P5">The NPL Fantasy League will be developed as a web-based platform featuring a visually appealing and user-friendly interface. Users will be able to register and log in to the application, select upcoming <text:soft-page-break/>matches, and build fantasy squads by choosing players from both competing teams. Squads must include players from different roles and remain within a predefined budget, with player values based on their auction prices. After each match, users will earn points according to the real-life performance of their selected players.</text:p>
      <text:p text:style-name="P5">The platform will use React for the frontend to deliver a dynamic and interactive user experience, while Django will power a robust and well-structured backend. All application data will be stored in a relational database using PostgreSQL.<text:line-break/><text:line-break/></text:p>
      <text:h text:style-name="Heading_20_1" text:outline-level="1">OBJECTIVE</text:h>
      <text:list text:style-name="L1">
        <text:list-item>
          <text:p text:style-name="P6">To build a interactive web application for NPL fantasy league </text:p>
        </text:list-item>
        <text:list-item>
          <text:p text:style-name="P6">To design a well structured database for NPL fantasy league using PostreSQL</text:p>
        </text:list-item>
      </text:list>
      <text:p text:style-name="P7"/>
      <text:p text:style-name="P7"/>
      <text:h text:style-name="Heading_20_2" text:outline-level="2">Key Relationships:</text:h>
      <text:list text:style-name="L2">
        <text:list-item>
          <text:p text:style-name="P8"><text:span text:style-name="T4">Each </text:span><text:span text:style-name="Strong_20_Emphasis"><text:span text:style-name="T4">team</text:span></text:span><text:span text:style-name="T4"> can have multiple </text:span><text:span text:style-name="Strong_20_Emphasis"><text:span text:style-name="T4">players</text:span></text:span><text:span text:style-name="T4">, while each player belongs to one team.</text:span></text:p>
        </text:list-item>
        <text:list-item>
          <text:p text:style-name="P8"><text:span text:style-name="T4">Each </text:span><text:span text:style-name="Strong_20_Emphasis"><text:span text:style-name="T4">match</text:span></text:span><text:span text:style-name="T4"> is played between two teams.</text:span></text:p>
        </text:list-item>
        <text:list-item>
          <text:p text:style-name="P8"><text:span text:style-name="T4">Each </text:span><text:span text:style-name="Strong_20_Emphasis"><text:span text:style-name="T4">match</text:span></text:span><text:span text:style-name="T4"> includes multiple </text:span><text:span text:style-name="Strong_20_Emphasis"><text:span text:style-name="T4">players</text:span></text:span><text:span text:style-name="T4">, and a player can participate in multiple matches.</text:span></text:p>
        </text:list-item>
        <text:list-item>
          <text:p text:style-name="P8"><text:span text:style-name="Strong_20_Emphasis"><text:span text:style-name="T4">MatchPlayer</text:span></text:span><text:span text:style-name="T4"> acts as a junction entity connecting matches and players, indicating whether a player is part of the playing XI.</text:span></text:p>
        </text:list-item>
        <text:list-item>
          <text:p text:style-name="P8"><text:span text:style-name="T4">Each </text:span><text:span text:style-name="Strong_20_Emphasis"><text:span text:style-name="T4">MatchPlayer</text:span></text:span><text:span text:style-name="T4"> record is associated with a single </text:span><text:span text:style-name="Strong_20_Emphasis"><text:span text:style-name="T4">PlayerStats</text:span></text:span><text:span text:style-name="T4"> entry that stores the player’s performance in that match.</text:span></text:p>
        </text:list-item>
        <text:list-item>
          <text:p text:style-name="P8"><text:span text:style-name="T4">Each </text:span><text:span text:style-name="Strong_20_Emphasis"><text:span text:style-name="T4">user</text:span></text:span><text:span text:style-name="T4"> can create multiple </text:span><text:span text:style-name="Strong_20_Emphasis"><text:span text:style-name="T4">fantasy teams</text:span></text:span><text:span text:style-name="T4">, while each fantasy team belongs to one user.</text:span></text:p>
        </text:list-item>
        <text:list-item>
          <text:p text:style-name="P8"><text:span text:style-name="T4">Each </text:span><text:span text:style-name="Strong_20_Emphasis"><text:span text:style-name="T4">fantasy team</text:span></text:span><text:span text:style-name="T4"> is created for a specific match.</text:span></text:p>
        </text:list-item>
        <text:list-item>
          <text:p text:style-name="P8"><text:span text:style-name="T4">Each </text:span><text:span text:style-name="Strong_20_Emphasis"><text:span text:style-name="T4">fantasy team</text:span></text:span><text:span text:style-name="T4"> consists of multiple </text:span><text:span text:style-name="Strong_20_Emphasis"><text:span text:style-name="T4">players</text:span></text:span><text:span text:style-name="T4">, and a player can be selected in multiple fantasy teams.</text:span></text:p>
        </text:list-item>
        <text:list-item>
          <text:p text:style-name="P8"><text:span text:style-name="Strong_20_Emphasis"><text:span text:style-name="T4">FantasyTeamPlayer</text:span></text:span><text:span text:style-name="T4"> serves as a junction entity between fantasy teams and players, including captain and vice-captain roles.</text:span></text:p>
        </text:list-item>
        <text:list-item>
          <text:p text:style-name="P9">A fantasy team’s total points are calculated based on the aggregated real-life performance of its selected players.</text:p>
        </text:list-item>
      </text:list>
      <text:p text:style-name="P10"/>
      <text:h text:style-name="P11" text:outline-level="3"><text:soft-page-break/>ER Diagram Description:</text:h>
      <text:p text:style-name="P12"><text:span text:style-name="T4">The ER diagram above represents the initial database structure for the </text:span><text:span text:style-name="Strong_20_Emphasis"><text:span text:style-name="T4">NPL Fantasy League platform</text:span></text:span><text:span text:style-name="T4">. It outlines the core entities such as users, teams, players, matches, fantasy teams, and player statistics along with their attributes and relationships necessary to support fantasy cricket functionality.</text:span></text:p>
      <text:p text:style-name="P12"><text:span text:style-name="T4">This design enables essential features including user authentication, real-time match tracking, fantasy squad creation, and point calculation based on actual player performances. By separating match participation (</text:span><text:span text:style-name="Strong_20_Emphasis"><text:span text:style-name="T4">MatchPlayer</text:span></text:span><text:span text:style-name="T4">) and statistical performance (</text:span><text:span text:style-name="Strong_20_Emphasis"><text:span text:style-name="T4">PlayerStats</text:span></text:span><text:span text:style-name="T4">), the schema ensures accurate and flexible tracking of player data across matches.</text:span></text:p>
      <text:p text:style-name="P12"><text:span text:style-name="T4">Additionally, the use of junction tables such as </text:span><text:span text:style-name="Strong_20_Emphasis"><text:span text:style-name="T4">FantasyTeamPlayer</text:span></text:span><text:span text:style-name="T4"> allows for scalable many-to-many relationships while supporting fantasy-specific rules like captain and vice-captain selection. Although this schema provides a strong foundation for the fantasy league system, it represents an initial design. As development progresses, additional entities and attributes such as point rules, leaderboards, transfer history, notifications, and administrative controls may be introduced to support enhanced functionality and scalability.</text:span></text:p>
      <text:p text:style-name="P13"/>
      <text:p text:style-name="P7"/>
      <text:p text:style-name="P7"/>
      <text:p text:style-name="P7"/>
      <text:h text:style-name="Heading_20_1" text:outline-level="1">TOOLS AND TECHNOLOGIES</text:h>
      <text:p text:style-name="P7">a. Backend</text:p>
      <text:list text:style-name="L3">
        <text:list-item>
          <text:p text:style-name="P14">Django Framework</text:p>
        </text:list-item>
        <text:list-item>
          <text:p text:style-name="P14">rest_framework for RESTful api and serializer</text:p>
        </text:list-item>
        <text:list-item>
          <text:p text:style-name="P15">PostgreSQL as the relational database system</text:p>
        </text:list-item>
      </text:list>
      <text:p text:style-name="P7"/>
      <text:p text:style-name="P7">b. Frontend</text:p>
      <text:list text:style-name="L4">
        <text:list-item>
          <text:p text:style-name="P16">React.js for building user interface</text:p>
        </text:list-item>
        <text:list-item>
          <text:p text:style-name="P16">Axios for API communication</text:p>
        </text:list-item>
        <text:list-item>
          <text:p text:style-name="P16">CSS <text:span text:style-name="T5">or</text:span> Tailwind CSS for styling</text:p>
        </text:list-item>
      </text:list>
      <text:p text:style-name="P7"/>
      <text:p text:style-name="P7"><text:span text:style-name="T5">c</text:span>. Deployment</text:p>
      <text:list text:style-name="L5">
        <text:list-item>
          <text:p text:style-name="P17">Render or Vercel for hosting frontend</text:p>
        </text:list-item>
        <text:list-item>
          <text:p text:style-name="P17"><text:span text:style-name="T5">pythonanywhere for hosting </text:span>backend</text:p>
        </text:list-item>
        <text:list-item>
          <text:p text:style-name="P18">PostgreSQL hosted on cloud or local server</text:p>
        </text:list-item>
      </text:list>
      <text:p text:style-name="P7"/>
      <text:p text:style-name="P7"><text:span text:style-name="T5">d</text:span>. Version Control and Collaboration</text:p>
      <text:list text:style-name="L6">
        <text:list-item>
          <text:p text:style-name="P19">Git for version control</text:p>
        </text:list-item>
        <text:list-item>
          <text:p text:style-name="P19">Github for repository and collaboration</text:p>
        </text:list-item>
      </text:list>
      <text:p text:style-name="P7"/>
      <text:p text:style-name="P7"><text:span text:style-name="T5">e</text:span>. Other Tools</text:p>
      <text:list text:style-name="L7">
        <text:list-item>
          <text:p text:style-name="P20">dbdiagram for designing ER diagram</text:p>
        </text:list-item>
        <text:list-item>
          <text:p text:style-name="P20">Visual Studio Code ( VS Code) as the primary code editor</text:p>
        </text:list-item>
        <text:list-item>
          <text:p text:style-name="P21">pgAmin for PostgreSQL </text:p>
        </text:list-item>
      </text:list>
      <text:p text:style-name="P22"/>
      <text:p text:style-name="P23"><text:soft-page-break/>FUTURE ENHANCEMENT:</text:p>
      <text:h text:style-name="P24" text:outline-level="2">Future Enhancements</text:h>
      <text:list text:style-name="L8">
        <text:list-item>
          <text:p text:style-name="P25"><text:span text:style-name="Strong_20_Emphasis">Live Match Integration</text:span><text:line-break/>Integrate live match data APIs to provide real-time score updates, player performance tracking, and instant fantasy point calculation during ongoing matches.</text:p>
        </text:list-item>
        <text:list-item>
          <text:p text:style-name="P25"><text:span text:style-name="Strong_20_Emphasis">Advanced Scoring and Bonus Rules</text:span><text:line-break/>Introduce customizable and advanced scoring systems, including bonus points for milestones such as half-centuries, five-wicket hauls, strike rate, and economy-based rewards.</text:p>
        </text:list-item>
        <text:list-item>
          <text:p text:style-name="P25"><text:span text:style-name="Strong_20_Emphasis">Private Leagues and Contests</text:span><text:line-break/>Allow users to create private leagues and invite friends, enabling head-to-head competitions and community-based fantasy contests.</text:p>
        </text:list-item>
        <text:list-item>
          <text:p text:style-name="P25"><text:span text:style-name="Strong_20_Emphasis">Push Notifications and Alerts</text:span><text:line-break/>Provide notifications for match start times, squad deadlines, player injuries, match results, and fantasy team performance updates.</text:p>
        </text:list-item>
        <text:list-item>
          <text:p text:style-name="P25"><text:span text:style-name="Strong_20_Emphasis">Detailed Analytics and Insights</text:span><text:line-break/>Add analytical features such as player form analysis, performance trends, and predictive suggestions to help users make informed decisions.</text:p>
        </text:list-item>
        <text:list-item>
          <text:p text:style-name="P25"><text:span text:style-name="Strong_20_Emphasis">Mobile Application Support</text:span><text:line-break/>Develop native mobile applications for Android and iOS to improve accessibility and provide a smoother user experience.</text:p>
        </text:list-item>
        <text:list-item>
          <text:p text:style-name="P25"><text:span text:style-name="Strong_20_Emphasis">AI-Based Team Suggestions</text:span><text:line-break/>Utilize machine learning algorithms to recommend optimal fantasy teams based on historical performance, pitch conditions, and opponent analysis.</text:p>
        </text:list-item>
      </text:list>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5:07:12.123171320</meta:creation-date>
    <dc:date>2026-01-02T21:36:04.378008696</dc:date>
    <meta:editing-duration>PT35M59S</meta:editing-duration>
    <meta:editing-cycles>5</meta:editing-cycles>
    <meta:generator>LibreOffice/25.8.2.2$Linux_X86_64 LibreOffice_project/580$Build-2</meta:generator>
    <meta:document-statistic meta:table-count="0" meta:image-count="0" meta:object-count="0" meta:page-count="4" meta:paragraph-count="57" meta:word-count="1216" meta:character-count="8112" meta:non-whitespace-character-count="6976"/>
  </office:meta>
</office:document-meta>
</file>